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9124" officeooo:paragraph-rsid="00069124"/>
    </style:style>
    <style:style style:name="P2" style:family="paragraph" style:parent-style-name="Standard">
      <style:paragraph-properties fo:text-align="center" style:justify-single-word="false"/>
      <style:text-properties officeooo:rsid="00069124" officeooo:paragraph-rsid="00069124"/>
    </style:style>
    <style:style style:name="P3" style:family="paragraph" style:parent-style-name="Standard">
      <style:paragraph-properties fo:text-align="start" style:justify-single-word="false"/>
      <style:text-properties officeooo:rsid="00069124" officeooo:paragraph-rsid="00069124"/>
    </style:style>
    <style:style style:name="P4" style:family="paragraph" style:parent-style-name="Standard">
      <style:text-properties officeooo:rsid="00069124" officeooo:paragraph-rsid="00074f71"/>
    </style:style>
    <style:style style:name="P5" style:family="paragraph" style:parent-style-name="Standard">
      <style:text-properties officeooo:rsid="00069124" officeooo:paragraph-rsid="00078440"/>
    </style:style>
    <style:style style:name="P6" style:family="paragraph" style:parent-style-name="Standard">
      <style:text-properties fo:font-style="italic" officeooo:rsid="00069124" officeooo:paragraph-rsid="00069124" style:font-style-asian="italic" style:font-style-complex="italic"/>
    </style:style>
    <style:style style:name="P7" style:family="paragraph" style:parent-style-name="Standard">
      <style:text-properties officeooo:rsid="00074f71" officeooo:paragraph-rsid="00074f71"/>
    </style:style>
    <style:style style:name="P8" style:family="paragraph" style:parent-style-name="Standard">
      <style:text-properties officeooo:rsid="00078440" officeooo:paragraph-rsid="00078440"/>
    </style:style>
    <style:style style:name="P9" style:family="paragraph" style:parent-style-name="Title">
      <style:text-properties fo:font-size="24pt" style:font-size-asian="24pt" style:font-size-complex="24pt"/>
    </style:style>
    <style:style style:name="P10" style:family="paragraph" style:parent-style-name="Standard">
      <style:text-properties officeooo:rsid="00069124" officeooo:paragraph-rsid="000786c0"/>
    </style:style>
    <style:style style:name="T1" style:family="text">
      <style:text-properties officeooo:rsid="00069124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074f71"/>
    </style:style>
    <style:style style:name="T5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nonical Form of Answered Modal Logic</text:p>
      <text:p text:style-name="P2">by Sven Nilsen, 2020</text:p>
      <text:p text:style-name="P1"/>
      <text:p text:style-name="P6">In this paper I introduce the canonical form of Answered Modal Logic.</text:p>
      <text:p text:style-name="P1"/>
      <text:p text:style-name="P1">The canonical form of Answered Modal Logic is the following syntax:</text:p>
      <text:p text:style-name="P1"/>
      <text:p text:style-name="P3"><text:tab/>(a<text:span text:style-name="T2">0</text:span> ∧ a<text:span text:style-name="T2">1</text:span> ∧ … a<text:span text:style-name="T2">n</text:span><text:span text:style-name="T3">)</text:span> <text:s/>∨ <text:s/>(b<text:span text:style-name="T2">0</text:span> ∧ b<text:span text:style-name="T2">1</text:span> ∧ … b<text:span text:style-name="T2">n</text:span><text:span text:style-name="T3">)</text:span> <text:s/>∨ …</text:p>
      <text:p text:style-name="P1"/>
      <text:p text:style-name="P1">For brevity, the parantheses can be omitted.</text:p>
      <text:p text:style-name="P1">Each term is prefixed with one of members of the modal set `{□, ◇, ¬◇}`.</text:p>
      <text:p text:style-name="P1"/>
      <text:p text:style-name="P7">The inversion rule `<text:span text:style-name="T1">¬□ </text:span>= {<text:span text:style-name="T1">◇, ¬◇</text:span>}` can be used with `{<text:span text:style-name="T1">◇, ¬◇</text:span>}X = <text:span text:style-name="T1">◇</text:span>X <text:span text:style-name="T1">∨ ¬◇</text:span>X` to normalize.</text:p>
      <text:p text:style-name="P1"/>
      <text:p text:style-name="P1">This form is used to reduce an expression into one that can be compared with other expressions.</text:p>
      <text:p text:style-name="P1"/>
      <text:p text:style-name="P1">For example:</text:p>
      <text:p text:style-name="P1"/>
      <text:p text:style-name="P1"><text:span text:style-name="T5">∵</text:span><text:tab/>□A ¬= □B</text:p>
      <text:p text:style-name="P1"><text:span text:style-name="T5">∴</text:span><text:tab/>(not . eq)(□A, □B)</text:p>
      <text:p text:style-name="P4"><text:span text:style-name="T5">∴</text:span><text:tab/>(eq[not] . (not . fst, not . snd))(□A, □B)</text:p>
      <text:p text:style-name="P4"><text:span text:style-name="T5">∴</text:span><text:tab/>eq[not](¬□A, ¬□B)</text:p>
      <text:p text:style-name="P4"><text:span text:style-name="T5">∴</text:span><text:tab/>xor(¬□A, ¬□B)</text:p>
      <text:p text:style-name="P10"><text:span text:style-name="T5">∴</text:span><text:tab/>(¬□A ∧ ¬¬□B) ∨ (¬¬□A ∧ ¬□B)</text:p>
      <text:p text:style-name="P10"><text:span text:style-name="T5">∴</text:span><text:tab/>(¬□A ∧ □B) ∨ (□A ∧ ¬□B)</text:p>
      <text:p text:style-name="P10"><text:span text:style-name="T5">∴</text:span><text:tab/>({◇, ¬◇}A ∧ □B) ∨ (□A ∧ {◇, ¬◇}B)</text:p>
      <text:p text:style-name="P10"><text:span text:style-name="T5">∴</text:span><text:tab/>((◇A ∨ ¬◇A) ∧ □B) ∨ (□A ∧ (◇B ∨ ¬◇B))</text:p>
      <text:p text:style-name="P10"><text:span text:style-name="T5">∴</text:span><text:tab/>((◇A ∧ □B) ∨ (¬◇A ∧ □B)) ∨ ((□A ∧ ◇B) ∨ (□A ∧ ¬◇B))</text:p>
      <text:p text:style-name="P10"><text:span text:style-name="T5">∴</text:span><text:tab/>(◇A ∧ □B) ∨ (¬◇A ∧ □B) ∨ (□A ∧ ◇B) ∨ (□A ∧ ¬◇B)</text:p>
      <text:p text:style-name="P1"/>
      <text:p text:style-name="P7">After normalizing to the canonical form, the expressions can be extracted to a table:</text:p>
      <text:p text:style-name="P1"/>
      <text:p text:style-name="P4"><text:tab/><text:tab/>¬◇A<text:tab/>◇A<text:tab/>□A</text:p>
      <text:p text:style-name="P4"><text:tab/>¬◇<text:span text:style-name="T4">B<text:tab/>0<text:tab/>0<text:tab/>1</text:span></text:p>
      <text:p text:style-name="P4"><text:tab/>◇<text:span text:style-name="T4">B<text:tab/>0<text:tab/>0<text:tab/>1</text:span></text:p>
      <text:p text:style-name="P4"><text:tab/>□<text:span text:style-name="T4">B<text:tab/>1<text:tab/>1<text:tab/>0</text:span></text:p>
      <text:p text:style-name="P4"/>
      <text:p text:style-name="P7">Another example:</text:p>
      <text:p text:style-name="P7"/>
      <text:p text:style-name="P5"><text:span text:style-name="T5">∵</text:span><text:tab/>□A =<text:span text:style-name="T4">&gt;</text:span> □B<text:tab/><text:tab/><text:tab/><text:tab/><text:tab/>¬◇A<text:tab/>◇A<text:tab/>□A</text:p>
      <text:p text:style-name="P5"><text:span text:style-name="T5">∴</text:span><text:tab/>¬□A ∨ □B<text:tab/><text:tab/><text:tab/><text:tab/>¬◇<text:span text:style-name="T4">B<text:tab/>1<text:tab/>1<text:tab/>0</text:span></text:p>
      <text:p text:style-name="P5"><text:span text:style-name="T5">∴</text:span><text:tab/><text:span text:style-name="T4">{</text:span>◇, ¬◇<text:span text:style-name="T4">}A </text:span>∨ □B<text:tab/><text:tab/><text:tab/>◇<text:span text:style-name="T4">B<text:tab/>1<text:tab/>1<text:tab/>0</text:span></text:p>
      <text:p text:style-name="P5"><text:span text:style-name="T5">∴</text:span><text:tab/><text:span text:style-name="T4">(</text:span>◇<text:span text:style-name="T4">A </text:span>∨ ¬◇<text:span text:style-name="T4">A) </text:span>∨ □B<text:tab/><text:tab/><text:tab/>□<text:span text:style-name="T4">B<text:tab/>1<text:tab/>1<text:tab/>1</text:span></text:p>
      <text:p text:style-name="P4"><text:span text:style-name="T5">∴</text:span><text:tab/>◇<text:span text:style-name="T4">A </text:span>∨ ¬◇<text:span text:style-name="T4">A </text:span>∨ □B</text:p>
      <text:p text:style-name="P4"/>
      <text:p text:style-name="P8">When a variable is unmentioned, e.g. `B` is not mentioned in `<text:span text:style-name="T1">◇A</text:span>`, one can fill out the row/colum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8:18:04.728015000</meta:creation-date>
    <dc:date>2020-07-19T23:22:54.722391000</dc:date>
    <meta:editing-duration>PT8M12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33" meta:word-count="292" meta:character-count="1239" meta:non-whitespace-character-count="960"/>
  </office:meta>
</office:document-meta>
</file>